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96da" officeooo:paragraph-rsid="001f96da" style:font-weight-asian="bold" style:font-weight-complex="bold"/>
    </style:style>
    <style:style style:name="P2" style:family="paragraph" style:parent-style-name="Standard">
      <style:text-properties fo:font-style="italic" fo:font-weight="bold" officeooo:rsid="001d1544" officeooo:paragraph-rsid="001d1544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italic" fo:font-weight="bold" officeooo:rsid="001d1544" officeooo:paragraph-rsid="001dbfc0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italic" fo:font-weight="bold" officeooo:rsid="00204da3" officeooo:paragraph-rsid="00204da3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italic" fo:font-weight="bold" officeooo:rsid="00227d56" officeooo:paragraph-rsid="00227d56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ize="15pt" fo:font-style="italic" style:text-underline-style="none" fo:font-weight="bold" officeooo:rsid="000e8904" officeooo:paragraph-rsid="000e8904" style:font-size-asian="15pt" style:font-style-asian="italic" style:font-weight-asian="bold" style:font-size-complex="15pt" style:font-style-complex="italic" style:font-weight-complex="bold"/>
    </style:style>
    <style:style style:name="P7" style:family="paragraph" style:parent-style-name="Standard">
      <style:text-properties fo:font-size="12pt" fo:font-style="italic" style:text-underline-style="none" fo:font-weight="bold" officeooo:rsid="000e8904" officeooo:paragraph-rsid="000e8904" style:font-size-asian="10.5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text-properties fo:font-size="12pt" fo:font-style="italic" fo:font-weight="bold" officeooo:rsid="000fb170" officeooo:paragraph-rsid="000fb170" style:font-size-asian="10.5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style:text-properties fo:font-size="12pt" fo:font-style="italic" fo:font-weight="bold" officeooo:rsid="000fb170" officeooo:paragraph-rsid="001377ae" style:font-size-asian="10.5pt" style:font-style-asian="italic" style:font-weight-asian="bold" style:font-size-complex="12pt" style:font-style-complex="italic" style:font-weight-complex="bold"/>
    </style:style>
    <style:style style:name="P10" style:family="paragraph" style:parent-style-name="Standard">
      <style:text-properties fo:font-size="12pt" fo:font-style="italic" fo:font-weight="bold" officeooo:rsid="000fb170" officeooo:paragraph-rsid="00168080" style:font-size-asian="10.5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text-properties fo:font-size="12pt" fo:font-style="italic" fo:font-weight="bold" officeooo:rsid="0016dc80" officeooo:paragraph-rsid="0016dc80" style:font-size-asian="10.5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text-properties fo:font-size="12pt" fo:font-style="italic" fo:font-weight="bold" officeooo:rsid="0016dc80" officeooo:paragraph-rsid="0018b321" style:font-size-asian="10.5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text-properties fo:font-size="12pt" fo:font-style="italic" fo:font-weight="bold" officeooo:rsid="0018ca8c" officeooo:paragraph-rsid="0018ca8c" style:font-size-asian="10.5pt" style:font-style-asian="italic" style:font-weight-asian="bold" style:font-size-complex="12pt" style:font-style-complex="italic" style:font-weight-complex="bold"/>
    </style:style>
    <style:style style:name="P14" style:family="paragraph" style:parent-style-name="Standard">
      <style:text-properties officeooo:paragraph-rsid="001306a3"/>
    </style:style>
    <style:style style:name="P15" style:family="paragraph" style:parent-style-name="Standard">
      <style:text-properties officeooo:paragraph-rsid="00197623"/>
    </style:style>
    <style:style style:name="P16" style:family="paragraph" style:parent-style-name="Standard">
      <style:text-properties officeooo:paragraph-rsid="000fb17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0e8904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normal" officeooo:rsid="000fb170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fo:font-weight="normal" officeooo:rsid="00111a91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fo:font-weight="normal" officeooo:rsid="001377ae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normal" officeooo:rsid="00168080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fo:font-weight="normal" officeooo:rsid="0018b321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normal" officeooo:rsid="001ade35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0ec3d5" style:font-style-asian="normal" style:font-weight-asian="normal" style:font-style-complex="normal" style:font-weight-complex="normal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01306a3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text-underline-style="none" fo:font-weight="normal" officeooo:rsid="000e8904" style:font-weight-asian="normal" style:font-weight-complex="normal"/>
    </style:style>
    <style:style style:name="T16" style:family="text">
      <style:text-properties style:text-underline-style="none" fo:font-weight="normal" officeooo:rsid="00111a91" style:font-weight-asian="normal" style:font-weight-complex="normal"/>
    </style:style>
    <style:style style:name="T17" style:family="text">
      <style:text-properties style:text-underline-style="none" fo:font-weight="normal" officeooo:rsid="001306a3" style:font-weight-asian="normal" style:font-weight-complex="normal"/>
    </style:style>
    <style:style style:name="T18" style:family="text">
      <style:text-properties style:text-underline-style="none" fo:font-weight="normal" officeooo:rsid="001377ae" style:font-weight-asian="normal" style:font-weight-complex="normal"/>
    </style:style>
    <style:style style:name="T19" style:family="text">
      <style:text-properties style:text-underline-style="none" fo:font-weight="normal" officeooo:rsid="00168080" style:font-weight-asian="normal" style:font-weight-complex="normal"/>
    </style:style>
    <style:style style:name="T20" style:family="text">
      <style:text-properties style:text-underline-style="none" fo:font-weight="normal" officeooo:rsid="0018b321" style:font-weight-asian="normal" style:font-weight-complex="normal"/>
    </style:style>
    <style:style style:name="T21" style:family="text">
      <style:text-properties style:text-underline-style="none" officeooo:rsid="00168080"/>
    </style:style>
    <style:style style:name="T22" style:family="text">
      <style:text-properties style:text-underline-style="none" officeooo:rsid="0018b321"/>
    </style:style>
    <style:style style:name="T23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fo:font-weight="normal" officeooo:rsid="000e8904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fo:font-weight="normal" officeooo:rsid="000fb170" style:font-style-asian="italic" style:font-weight-asian="normal" style:font-style-complex="italic" style:font-weight-complex="normal"/>
    </style:style>
    <style:style style:name="T27" style:family="text">
      <style:text-properties fo:font-size="12pt" fo:font-style="italic" style:text-underline-style="none" fo:font-weight="bold" officeooo:rsid="00111a91" style:font-size-asian="10.5pt" style:font-style-asian="italic" style:font-weight-asian="bold" style:font-size-complex="12pt" style:font-style-complex="italic" style:font-weight-complex="bold"/>
    </style:style>
    <style:style style:name="T28" style:family="text">
      <style:text-properties fo:font-size="12pt" fo:font-style="italic" style:text-underline-style="none" fo:font-weight="bold" officeooo:rsid="0018ca8c" style:font-size-asian="10.5pt" style:font-style-asian="italic" style:font-weight-asian="bold" style:font-size-complex="12pt" style:font-style-complex="italic" style:font-weight-complex="bold"/>
    </style:style>
    <style:style style:name="T29" style:family="text">
      <style:text-properties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T30" style:family="text">
      <style:text-properties fo:font-size="12pt" fo:font-style="italic" style:text-underline-style="none" fo:font-weight="normal" officeooo:rsid="00111a91" style:font-size-asian="10.5pt" style:font-style-asian="italic" style:font-weight-asian="normal" style:font-size-complex="12pt" style:font-style-complex="italic" style:font-weight-complex="normal"/>
    </style:style>
    <style:style style:name="T31" style:family="text">
      <style:text-properties fo:font-size="12pt" fo:font-style="italic" style:text-underline-style="none" fo:font-weight="normal" officeooo:rsid="000e8904" style:font-size-asian="10.5pt" style:font-style-asian="italic" style:font-weight-asian="normal" style:font-size-complex="12pt" style:font-style-complex="italic" style:font-weight-complex="normal"/>
    </style:style>
    <style:style style:name="T32" style:family="text">
      <style:text-properties fo:font-size="12pt" fo:font-style="italic" style:text-underline-style="none" fo:font-weight="normal" officeooo:rsid="001306a3" style:font-size-asian="10.5pt" style:font-style-asian="italic" style:font-weight-asian="normal" style:font-size-complex="12pt" style:font-style-complex="italic" style:font-weight-complex="normal"/>
    </style:style>
    <style:style style:name="T33" style:family="text">
      <style:text-properties fo:font-size="12pt" fo:font-style="italic" style:text-underline-style="none" fo:font-weight="normal" officeooo:rsid="0018ca8c" style:font-size-asian="10.5pt" style:font-style-asian="italic" style:font-weight-asian="normal" style:font-size-complex="12pt" style:font-style-complex="italic" style:font-weight-complex="normal"/>
    </style:style>
    <style:style style:name="T34" style:family="text">
      <style:text-properties fo:font-size="12pt" fo:font-style="italic" style:text-underline-style="none" fo:font-weight="normal" officeooo:rsid="00197623" style:font-size-asian="10.5pt" style:font-style-asian="italic" style:font-weight-asian="normal" style:font-size-complex="12pt" style:font-style-complex="italic" style:font-weight-complex="normal"/>
    </style:style>
    <style:style style:name="T35" style:family="text">
      <style:text-properties fo:font-size="12pt" fo:font-style="italic" style:text-underline-style="none" fo:font-weight="normal" officeooo:rsid="001d1544" style:font-size-asian="10.5pt" style:font-style-asian="italic" style:font-weight-asian="normal" style:font-size-complex="12pt" style:font-style-complex="italic" style:font-weight-complex="normal"/>
    </style:style>
    <style:style style:name="T36" style:family="text">
      <style:text-properties fo:font-size="12pt" fo:font-style="italic" style:text-underline-style="none" fo:font-weight="normal" officeooo:rsid="001dbfc0" style:font-size-asian="10.5pt" style:font-style-asian="italic" style:font-weight-asian="normal" style:font-size-complex="12pt" style:font-style-complex="italic" style:font-weight-complex="normal"/>
    </style:style>
    <style:style style:name="T37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size="12pt" fo:font-style="normal" style:text-underline-style="none" fo:font-weight="normal" officeooo:rsid="000e8904" style:font-size-asian="10.5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size="12pt" fo:font-style="normal" style:text-underline-style="none" fo:font-weight="normal" officeooo:rsid="001306a3" style:font-size-asian="10.5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size="12pt" fo:font-style="normal" style:text-underline-style="none" fo:font-weight="normal" officeooo:rsid="0018ca8c" style:font-size-asian="10.5pt" style:font-style-asian="normal" style:font-weight-asian="normal" style:font-size-complex="12pt" style:font-style-complex="normal" style:font-weight-complex="normal"/>
    </style:style>
    <style:style style:name="T41" style:family="text">
      <style:text-properties fo:font-size="12pt" fo:font-style="normal" style:text-underline-style="none" fo:font-weight="normal" officeooo:rsid="00197623" style:font-size-asian="10.5pt" style:font-style-asian="normal" style:font-weight-asian="normal" style:font-size-complex="12pt" style:font-style-complex="normal" style:font-weight-complex="normal"/>
    </style:style>
    <style:style style:name="T42" style:family="text">
      <style:text-properties fo:font-size="12pt" fo:font-style="normal" style:text-underline-style="none" fo:font-weight="normal" officeooo:rsid="001dbfc0" style:font-size-asian="10.5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size="12pt" fo:font-style="normal" style:text-underline-style="none" fo:font-weight="normal" officeooo:rsid="001d1544" style:font-size-asian="10.5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size="12pt" fo:font-style="normal" style:text-underline-style="none" fo:font-weight="normal" officeooo:rsid="002242dd" style:font-size-asian="10.5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size="12pt" fo:font-style="normal" style:text-underline-style="none" style:font-size-asian="10.5pt" style:font-style-asian="normal" style:font-size-complex="12pt" style:font-style-complex="normal"/>
    </style:style>
    <style:style style:name="T46" style:family="text">
      <style:text-properties fo:font-size="12pt" fo:font-style="normal" style:text-underline-style="none" officeooo:rsid="00197623" style:font-size-asian="10.5pt" style:font-style-asian="normal" style:font-size-complex="12pt" style:font-style-complex="normal"/>
    </style:style>
    <style:style style:name="T47" style:family="text">
      <style:text-properties fo:font-size="12pt" fo:font-style="normal" style:text-underline-style="none" officeooo:rsid="002242dd" style:font-size-asian="10.5pt" style:font-style-asian="normal" style:font-size-complex="12pt" style:font-style-complex="normal"/>
    </style:style>
    <style:style style:name="T48" style:family="text">
      <style:text-properties fo:font-size="12pt" style:text-underline-style="none" style:font-size-asian="10.5pt" style:font-size-complex="12pt"/>
    </style:style>
    <style:style style:name="T49" style:family="text">
      <style:text-properties fo:font-size="12pt" style:text-underline-style="none" officeooo:rsid="00197623" style:font-size-asian="10.5pt" style:font-size-complex="12pt"/>
    </style:style>
    <style:style style:name="T50" style:family="text">
      <style:text-properties fo:font-size="12pt" style:text-underline-style="none" officeooo:rsid="002242dd" style:font-size-asian="10.5pt" style:font-size-complex="12pt"/>
    </style:style>
    <style:style style:name="T51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52" style:family="text">
      <style:text-properties fo:font-size="12pt" style:text-underline-style="none" fo:font-weight="normal" officeooo:rsid="00197623" style:font-size-asian="10.5pt" style:font-weight-asian="normal" style:font-size-complex="12pt" style:font-weight-complex="normal"/>
    </style:style>
    <style:style style:name="T53" style:family="text">
      <style:text-properties fo:font-size="12pt" style:text-underline-style="none" fo:font-weight="normal" officeooo:rsid="001dbfc0" style:font-size-asian="10.5pt" style:font-weight-asian="normal" style:font-size-complex="12pt" style:font-weight-complex="normal"/>
    </style:style>
    <style:style style:name="T54" style:family="text">
      <style:text-properties fo:font-size="12pt" style:text-underline-style="none" fo:font-weight="normal" officeooo:rsid="002242dd" style:font-size-asian="10.5pt" style:font-weight-asian="normal" style:font-size-complex="12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he Grep Command - Search Files and Directories for Patterns of Text</text:p>
      <text:p text:style-name="P7"/>
      <text:p text:style-name="P7">$ <text:span text:style-name="T1">grep “text” &lt;filename&gt; </text:span><text:span text:style-name="T10"><text:s text:c="3"/>// Search text in fiven file </text:span><text:span text:style-name="T11">(Not working in .odt file)</text:span></text:p>
      <text:p text:style-name="P16"><text:span text:style-name="T23">$</text:span><text:span text:style-name="T24"> </text:span><text:span text:style-name="T25">grep -</text:span><text:span text:style-name="T26">w</text:span><text:span text:style-name="T25"> “text” &lt;filename&gt;</text:span><text:span text:style-name="T3"> // </text:span><text:span text:style-name="T4">Only search and show result of text that we give, not show that string as substring of other word</text:span></text:p>
      <text:p text:style-name="P8"><text:span text:style-name="T12">$ </text:span><text:span text:style-name="T15">grep -</text:span><text:span text:style-name="T14">wi</text:span><text:span text:style-name="T15"> “text” &lt;filename&gt;</text:span><text:span text:style-name="T14"> </text:span><text:span text:style-name="T2">// -</text:span><text:span text:style-name="T5">i</text:span><text:span text:style-name="T2"> Show lower and upper case of that text</text:span></text:p>
      <text:p text:style-name="P8"><text:span text:style-name="T12">$</text:span><text:span text:style-name="T14"> </text:span><text:span text:style-name="T15">grep -</text:span><text:span text:style-name="T14">wi</text:span><text:span text:style-name="T16">n</text:span><text:span text:style-name="T15"> “text” &lt;filename&gt; </text:span><text:span text:style-name="T3">// -</text:span><text:span text:style-name="T5">n give line number where text is present in file</text:span></text:p>
      <text:p text:style-name="P14"><text:span text:style-name="T27">$</text:span><text:span text:style-name="T30"> </text:span><text:span text:style-name="T31">grep -</text:span><text:span text:style-name="T30">wi </text:span><text:span text:style-name="T31">-</text:span><text:span text:style-name="T32">A &lt;NUM&gt; - B &lt;NUM&gt;</text:span><text:span text:style-name="T31"> </text:span><text:span text:style-name="T38">“text” &lt;filename&gt; // -</text:span><text:span text:style-name="T39">A: </text:span><text:span text:style-name="T38">print NUM lines of </text:span><text:span text:style-name="T39">trailing</text:span><text:span text:style-name="T38"> context -</text:span><text:span text:style-name="T39">B: print NUM lines leading context</text:span></text:p>
      <text:p text:style-name="P9"><text:span text:style-name="T13">$</text:span><text:span text:style-name="T17"> </text:span><text:span text:style-name="T15">grep -</text:span><text:span text:style-name="T17">wi</text:span><text:span text:style-name="T16">n</text:span><text:span text:style-name="T15"> -</text:span><text:span text:style-name="T18">C &lt;NUM&gt;</text:span><text:span text:style-name="T15">“text” &lt;filename&gt;</text:span><text:span text:style-name="T3"> <text:s/>// </text:span><text:span text:style-name="T6">print NUM lines of leading and trailing</text:span></text:p>
      <text:p text:style-name="P9"><text:span text:style-name="T13">$ </text:span><text:span text:style-name="T15">grep -</text:span><text:span text:style-name="T17">wi</text:span><text:span text:style-name="T16">n</text:span><text:span text:style-name="T18"> &lt;NUM&gt;</text:span><text:span text:style-name="T15">“text” ./* </text:span><text:span text:style-name="T3"><text:s text:c="2"/>// </text:span><text:span text:style-name="T6">search text in whole directories but not in sub-directory</text:span></text:p>
      <text:p text:style-name="P9"><text:span text:style-name="T13">$ </text:span><text:span text:style-name="T15">grep -</text:span><text:span text:style-name="T17">wi</text:span><text:span text:style-name="T16">n</text:span><text:span text:style-name="T18">r &lt;NUM&gt;</text:span><text:span text:style-name="T15">“text” ./* <text:s/></text:span><text:span text:style-name="T3"><text:s/>// -</text:span><text:span text:style-name="T6">r: recursive,</text:span><text:span text:style-name="T3"> </text:span><text:span text:style-name="T6">search text in whole directories also in sub-directory</text:span></text:p>
      <text:p text:style-name="P10"><text:span text:style-name="T13">$ </text:span><text:span text:style-name="T15">grep -</text:span><text:span text:style-name="T17">wi</text:span><text:span text:style-name="T16">n</text:span><text:span text:style-name="T18">r</text:span><text:span text:style-name="T19">l</text:span><text:span text:style-name="T15"> -</text:span><text:span text:style-name="T18">C &lt;NUM&gt;</text:span><text:span text:style-name="T15">“text” ./* </text:span><text:span text:style-name="T3"><text:s text:c="3"/>// </text:span><text:span text:style-name="T7">print only list of files that has matching string</text:span></text:p>
      <text:p text:style-name="P10"><text:span text:style-name="T13">$ </text:span><text:span text:style-name="T15">grep -</text:span><text:span text:style-name="T17">wi</text:span><text:span text:style-name="T16">n</text:span><text:span text:style-name="T18">r</text:span><text:span text:style-name="T19">c</text:span><text:span text:style-name="T15"> -</text:span><text:span text:style-name="T18">C &lt;NUM&gt;</text:span><text:span text:style-name="T15">“text” ./* </text:span><text:span text:style-name="T3"><text:s text:c="3"/>// -</text:span><text:span text:style-name="T9">c: </text:span><text:span text:style-name="T7">pritn list of files with number of occurance of text </text:span></text:p>
      <text:p text:style-name="P11"><text:span text:style-name="T21">$ </text:span><text:span text:style-name="T14">history | grep “text” </text:span><text:span text:style-name="T2"><text:s text:c="2"/>// show history of terminal which contain text</text:span></text:p>
      <text:p text:style-name="P12"><text:span text:style-name="T21">$ </text:span><text:span text:style-name="T14">history | grep “text” </text:span><text:span text:style-name="T20">| grep “text1”</text:span><text:span text:style-name="T14"> </text:span><text:span text:style-name="T2"><text:s/>// </text:span><text:span text:style-name="T8">apply grep command on result of first grep command and show result which contain text1</text:span></text:p>
      <text:p text:style-name="P13"><text:span text:style-name="T22">$ </text:span><text:span text:style-name="T14">grep -o “text” &lt;filename&gt; </text:span><text:span text:style-name="T2"><text:s text:c="2"/>// only show matching string</text:span></text:p>
      <text:p text:style-name="P13"><text:span text:style-name="T12">$</text:span><text:span text:style-name="T14"> greap -v “text” &lt;filename&gt; <text:s/></text:span><text:span text:style-name="T2"><text:s/>// show non matching text</text:span></text:p>
      <text:p text:style-name="P15"><text:span text:style-name="T28">$ </text:span><text:span text:style-name="T33">greap -</text:span><text:span text:style-name="T34">m &lt;NUM&gt;</text:span><text:span text:style-name="T33"> “text” &lt;filename&gt;</text:span><text:span text:style-name="T40"> <text:s text:c="2"/>// show </text:span><text:span text:style-name="T41">NUM of lines in result</text:span></text:p>
      <text:p text:style-name="P2"><text:span text:style-name="T49">$</text:span><text:span text:style-name="T52"> </text:span><text:span text:style-name="T51">grep “^text” &lt;filename&gt; <text:s text:c="2"/></text:span><text:span text:style-name="T37">// ^ is used to show line which is starting with “text”</text:span></text:p>
      <text:p text:style-name="P3"><text:span text:style-name="T49">$</text:span><text:span text:style-name="T52"> </text:span><text:span text:style-name="T51">grep “text</text:span><text:span text:style-name="T53">$</text:span><text:span text:style-name="T51">” &lt;filename&gt; <text:s text:c="2"/>// </text:span><text:span text:style-name="T42">$</text:span><text:span text:style-name="T37"> is used to show line which is </text:span><text:span text:style-name="T42">end</text:span><text:span text:style-name="T37">ing with “text”</text:span></text:p>
      <text:p text:style-name="P1"><text:span text:style-name="T46">$</text:span><text:span text:style-name="T41"> </text:span><text:span text:style-name="T35">grep “text” -</text:span><text:span text:style-name="T29">e “text1” </text:span><text:span text:style-name="T35">&lt;filename&gt; </text:span><text:span text:style-name="T43">// -</text:span><text:span text:style-name="T37">e: is used to add more search text in single command</text:span></text:p>
      <text:p text:style-name="P4"><text:span text:style-name="T48">$ </text:span><text:span text:style-name="T51">grep -f &lt;filename1&gt; &lt;filename2&gt; <text:s text:c="2"/></text:span><text:span text:style-name="T37">// -f: used to search filename1 data in filename2, </text:span><text:span text:style-name="T44">also can use “./*”</text:span></text:p>
      <text:p text:style-name="P5"><text:span text:style-name="T50">$</text:span><text:span text:style-name="T54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3T16:36:27.522002089</meta:creation-date>
    <dc:date>2021-10-13T18:19:10.801593109</dc:date>
    <meta:editing-duration>PT1H22M13S</meta:editing-duration>
    <meta:editing-cycles>18</meta:editing-cycles>
    <meta:generator>LibreOffice/6.4.7.2$Linux_X86_64 LibreOffice_project/40$Build-2</meta:generator>
    <meta:document-statistic meta:table-count="0" meta:image-count="0" meta:object-count="0" meta:page-count="1" meta:paragraph-count="21" meta:word-count="325" meta:character-count="1763" meta:non-whitespace-character-count="1428"/>
  </office:meta>
</office:document-meta>
</file>